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4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4">Trzecia zwraca liste produktów która zawiera ‘text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5T16:53:26.882000000</dc:date>
    <meta:editing-duration>PT1H45M9S</meta:editing-duration>
    <meta:editing-cycles>10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36" meta:word-count="227" meta:character-count="1729" meta:non-whitespace-character-count="1517"/>
  </office:meta>
</office:document-meta>
</file>